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17" table:number-columns-repeated="1638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 table:style-name="ce17" table:number-columns-repeated="1638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 table:style-name="ce17" table:number-columns-repeated="1638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 table:style-name="ce17" table:number-columns-repeated="16380"/>
        </table:table-row>
        <table:table-row table:style-name="ro1" table:number-rows-repeated="12">
          <table:table-cell/>
          <table:table-cell table:style-name="ce29" table:number-columns-repeated="2"/>
          <table:table-cell table:style-name="ce22"/>
          <table:table-cell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4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3:22:45.8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7T13:27:31.714000000</dc:date>
    <meta:editing-duration>PT19H39M23S</meta:editing-duration>
    <meta:editing-cycles>402</meta:editing-cycles>
    <meta:document-statistic meta:table-count="1" meta:cell-count="1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